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20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6_1YR_B25040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Utility gas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Utility gas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Bottled, tank, or LP gas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Bottled, tank, or LP gas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Electricity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Electricity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Fuel oil, kerosene, etc.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Fuel oil, kerosene, etc.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Coal or coke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Coal or coke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Wood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Wood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Solar energy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Solar energy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Other fuel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Other fuel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No fuel used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No fuel u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" meta:object-count="0"/>
    <meta:generator>LibreOffice/6.0.7.3$Linux_X86_64 LibreOffice_project/00m0$Build-3</meta:generator>
  </office:meta>
</office:document-meta>
</file>